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000000280C25E81B011860519.png" manifest:media-type="image/png"/>
  <manifest:file-entry manifest:full-path="Pictures/1000032C0000424000003505A29BE548B26D509E.svg" manifest:media-type="image/svg+xml"/>
  <manifest:file-entry manifest:full-path="Pictures/100002D90000335E000035051BDD2D5926AC93E4.svg" manifest:media-type="image/svg+xml"/>
  <manifest:file-entry manifest:full-path="Pictures/1000030000004225000034EBC7AC1D3DAA0804D7.svg" manifest:media-type="image/svg+xml"/>
  <manifest:file-entry manifest:full-path="Pictures/100002010000026D000002812BEEEAEC55FDD7A6.png" manifest:media-type="image/png"/>
  <manifest:file-entry manifest:full-path="Pictures/100002010000031700000278F8D8679C6DB93A2E.png" manifest:media-type="image/png"/>
  <manifest:file-entry manifest:full-path="Pictures/100003E400002E4D000034EB08F88FAEBD6B2952.svg" manifest:media-type="image/svg+xml"/>
  <manifest:file-entry manifest:full-path="Pictures/100002010000031600000279F7E743602E775F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335cm" fo:min-width="6.715cm"/>
    </style:style>
    <style:style style:name="gr2" style:family="graphic" style:parent-style-name="standard">
      <style:graphic-properties draw:textarea-horizontal-align="justify" draw:textarea-vertical-align="middle" draw:auto-grow-height="false" fo:min-height="15.335cm" fo:min-width="19.559cm"/>
    </style:style>
    <style:style style:name="gr3" style:family="graphic" style:parent-style-name="standard">
      <style:graphic-properties svg:stroke-opacity="100%" draw:fill="solid" draw:fill-color="#dee6ef" draw:textarea-horizontal-align="justify" draw:textarea-vertical-align="middle" draw:auto-grow-height="false" fo:min-height="3.09cm" fo:min-width="5.345cm"/>
    </style:style>
    <style:style style:name="gr4" style:family="graphic" style:parent-style-name="standard">
      <style:graphic-properties svg:stroke-opacity="100%" draw:fill="solid" draw:fill-color="#dee6ef" draw:textarea-horizontal-align="justify" draw:textarea-vertical-align="middle" draw:auto-grow-height="false" fo:min-height="2.254cm" fo:min-width="5.345cm"/>
    </style:style>
    <style:style style:name="gr5" style:family="graphic" style:parent-style-name="standard">
      <style:graphic-properties svg:stroke-opacity="100%" draw:fill="solid" draw:fill-color="#b2b2b2" draw:textarea-horizontal-align="justify" draw:textarea-vertical-align="middle" draw:auto-grow-height="false" fo:min-height="1.142cm" fo:min-width="0.613cm"/>
    </style:style>
    <style:style style:name="gr6" style:family="graphic" style:parent-style-name="standard">
      <style:graphic-properties svg:stroke-opacity="100%" draw:fill="solid" draw:fill-color="#dee6ef" draw:textarea-horizontal-align="justify" draw:textarea-vertical-align="middle" draw:auto-grow-height="false" fo:min-height="3.09cm" fo:min-width="27.063cm"/>
    </style:style>
    <style:style style:name="gr7" style:family="graphic" style:parent-style-name="standard">
      <style:graphic-properties draw:stroke="none" svg:stroke-color="#000000" draw:fill="none" draw:fill-color="#ffffff" fo:min-height="0.703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opacity="100%" draw:fill="solid" draw:fill-color="#b2b2b2" draw:textarea-horizontal-align="justify" draw:textarea-vertical-align="middle" draw:auto-grow-height="false" fo:min-height="1.14cm" fo:min-width="0.613cm"/>
    </style:style>
    <style:style style:name="gr10" style:family="graphic" style:parent-style-name="standard">
      <style:graphic-properties draw:stroke="none" svg:stroke-color="#000000" draw:fill="none" draw:fill-color="#ffffff" fo:min-height="1.371cm"/>
    </style:style>
    <style:style style:name="gr11" style:family="graphic" style:parent-style-name="standard">
      <style:graphic-properties svg:stroke-opacity="100%" draw:textarea-horizontal-align="justify" draw:textarea-vertical-align="middle" draw:auto-grow-height="false" fo:min-height="1.193cm" fo:min-width="2.098cm"/>
    </style:style>
    <style:style style:name="gr12" style:family="graphic" style:parent-style-name="standard">
      <style:graphic-properties svg:stroke-opacity="100%" draw:textarea-horizontal-align="justify" draw:textarea-vertical-align="middle" draw:auto-grow-height="false" fo:min-height="0.961cm" fo:min-width="2.098cm"/>
    </style:style>
    <style:style style:name="gr13" style:family="graphic" style:parent-style-name="standard">
      <style:graphic-properties svg:stroke-opacity="100%" draw:textarea-horizontal-align="justify" draw:textarea-vertical-align="middle" draw:auto-grow-height="false" fo:min-height="0cm" fo:min-width="0.13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.49cm"/>
    </style:style>
    <style:style style:name="gr15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372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opacity="100%" draw:fill="solid" draw:fill-color="#b2b2b2" draw:textarea-horizontal-align="justify" draw:textarea-vertical-align="middle" draw:auto-grow-height="false" fo:min-height="1.142cm" fo:min-width="0.612cm"/>
    </style:style>
    <style:style style:name="gr19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dee6e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15cm" svg:height="15.585cm" svg:x="0.181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059cm" svg:height="15.585cm" draw:transform="skewX (0.00122173047639603) rotate (0.00122173047639603) translate (7.685cm 1.91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5cm" svg:height="3.34cm" svg:x="8.821cm" svg:y="5.734cm"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5cm" svg:height="2.504cm" svg:x="8.821cm" svg:y="13.527cm">
          <text:p text:style-name="P2"><text:span text:style-name="T1">Selenium</text:span></text:p>
          <text:p text:style-name="P2"><text:span text:style-name="T1">WebDriv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13cm" svg:height="1.392cm" draw:transform="rotate (-3.14159265358979) translate (15.211cm 12.521cm)">
          <text:p/>
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" draw:layer="layout" svg:width="27.563cm" svg:height="3.34cm" svg:x="0.181cm" svg:y="17.742cm">
          <text:p text:style-name="P2"><text:span text:style-name="T1">Python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454cm" svg:height="0.953cm" svg:x="11.882cm" svg:y="10.115cm">
          <draw:text-box>
            <text:p text:style-name="P5"><text:span text:style-name="T1">chromedriver.exe</text:span></text:p>
          </draw:text-box>
        </draw:frame>
        <draw:frame draw:style-name="gr8" draw:text-style-name="P1" draw:layer="layout" svg:width="0.836cm" svg:height="0.862cm" svg:x="14.241cm" svg:y="11.421cm">
          <draw:image xlink:href="Pictures/100002D90000335E000035051BDD2D5926AC93E4.svg" xlink:type="simple" xlink:show="embed" xlink:actuate="onLoad" loext:mime-type="image/svg+xml">
            <text:p/>
          </draw:image>
          <draw:image xlink:href="Pictures/100002010000026D000002812BEEEAEC55FDD7A6.png" xlink:type="simple" xlink:show="embed" xlink:actuate="onLoad" loext:mime-type="image/png"/>
        </draw:frame>
        <draw:g>
          <draw:custom-shape draw:style-name="gr9" draw:text-style-name="P4" draw:layer="layout" svg:width="1.113cm" svg:height="1.39cm" draw:transform="rotate (-3.14159265358979) translate (18.592cm 7.228cm)">
            <text:p/>
  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" draw:layer="layout" svg:width="0.836cm" svg:height="0.668cm" svg:x="17.609cm" svg:y="6.263cm">
            <draw:image xlink:href="Pictures/1000032C0000424000003505A29BE548B26D509E.svg" xlink:type="simple" xlink:show="embed" xlink:actuate="onLoad" loext:mime-type="image/svg+xml">
              <text:p/>
            </draw:image>
            <draw:image xlink:href="Pictures/100002010000031600000279F7E743602E775F3B.png" xlink:type="simple" xlink:show="embed" xlink:actuate="onLoad" loext:mime-type="image/png"/>
          </draw:frame>
        </draw:g>
        <draw:g>
          <draw:custom-shape draw:style-name="gr5" draw:text-style-name="P4" draw:layer="layout" svg:width="1.113cm" svg:height="1.392cm" draw:transform="rotate (-3.14159265358979) translate (26.454cm 13.094cm)">
            <text:p/>
  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" draw:layer="layout" svg:width="0.835cm" svg:height="0.668cm" svg:x="25.474cm" svg:y="12.11cm">
            <draw:image xlink:href="Pictures/1000032C0000424000003505A29BE548B26D509E.svg" xlink:type="simple" xlink:show="embed" xlink:actuate="onLoad" loext:mime-type="image/svg+xml">
              <text:p/>
            </draw:image>
            <draw:image xlink:href="Pictures/100002010000031600000279F7E743602E775F3B.png" xlink:type="simple" xlink:show="embed" xlink:actuate="onLoad" loext:mime-type="image/png"/>
          </draw:frame>
        </draw:g>
        <draw:frame draw:style-name="gr10" draw:text-style-name="P7" draw:layer="layout" svg:width="4.906cm" svg:height="1.621cm" svg:x="23.415cm" svg:y="10.115cm">
          <draw:text-box>
            <text:p text:style-name="P2"><text:span text:style-name="T1">Poster, Logo, </text:span></text:p>
            <text:p text:style-name="P2"><text:span text:style-name="T1">etc.</text:span></text:p>
          </draw:text-box>
        </draw:frame>
        <draw:frame draw:style-name="gr10" draw:text-style-name="P7" draw:layer="layout" svg:width="4.906cm" svg:height="1.621cm" svg:x="15.604cm" svg:y="4.312cm">
          <draw:text-box>
            <text:p text:style-name="P2"><text:span text:style-name="T1">Poster, Logo, </text:span></text:p>
            <text:p text:style-name="P2"><text:span text:style-name="T1">etc.</text:span></text:p>
          </draw:text-box>
        </draw:frame>
        <draw:g>
          <draw:custom-shape draw:style-name="gr11" draw:text-style-name="P1" draw:layer="layout" svg:width="2.598cm" svg:height="1.443cm" svg:x="21.81cm" svg:y="6.64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.598cm" svg:height="1.211cm" draw:transform="skewX (0.368089939245604) translate (22.277cm 6.875cm)">
            <text:p/>
            <draw:enhanced-geometry svg:viewBox="0 0 21600 21600" draw:type="rectangle" draw:enhanced-path="M 0 0 L 21600 0 21600 21600 0 21600 0 0 Z N"/>
          </draw:custom-shape>
          <draw:path draw:style-name="gr13" draw:text-style-name="P1" draw:layer="layout" svg:width="1.01cm" svg:height="0.285cm" svg:x="21.809cm" svg:y="6.355cm" svg:viewBox="0 0 1011 286" svg:d="M0 286c0-95 0-193 0-286 270 0 540 0 812 0 65 95 132 191 199 286-338 0-674 0-1011 0z">
            <text:p/>
          </draw:path>
          <draw:custom-shape draw:style-name="gr14" draw:text-style-name="P1" draw:layer="layout" svg:width="0.99cm" svg:height="0.045cm" svg:x="21.817cm" svg:y="6.62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8" draw:layer="layout" svg:x1="11.852cm" svg:y1="13.29cm" svg:x2="11.885cm" svg:y2="9.256cm">
          <text:p/>
        </draw:line>
        <draw:line draw:style-name="gr15" draw:text-style-name="P8" draw:layer="layout" svg:x1="11.852cm" svg:y1="17.371cm" svg:x2="11.852cm" svg:y2="16.176cm">
          <text:p/>
        </draw:line>
        <draw:line draw:style-name="gr15" draw:text-style-name="P8" draw:layer="layout" svg:x1="14.986cm" svg:y1="7.345cm" svg:x2="21.521cm" svg:y2="7.372cm">
          <text:p/>
        </draw:line>
        <draw:line draw:style-name="gr15" draw:text-style-name="P8" draw:layer="layout" svg:x1="23.829cm" svg:y1="17.475cm" svg:x2="23.829cm" svg:y2="8.374cm">
          <text:p/>
        </draw:line>
        <draw:line draw:style-name="gr15" draw:text-style-name="P8" draw:layer="layout" svg:x1="22.964cm" svg:y1="8.365cm" svg:x2="22.964cm" svg:y2="17.475cm">
          <text:p/>
        </draw:line>
        <draw:frame draw:style-name="gr16" draw:text-style-name="P7" draw:layer="layout" svg:width="4.906cm" svg:height="1.622cm" svg:x="20.655cm" svg:y="4.877cm">
          <draw:text-box>
            <text:p text:style-name="P2"><text:span text:style-name="T1">Folder on Local</text:span></text:p>
            <text:p text:style-name="P2"><text:span text:style-name="T1">Computer</text:span></text:p>
          </draw:text-box>
        </draw:frame>
        <draw:frame draw:style-name="gr17" draw:text-style-name="P1" draw:layer="layout" svg:width="0.758cm" svg:height="0.866cm" svg:x="12.122cm" svg:y="18.917cm">
          <draw:image xlink:href="Pictures/100003E400002E4D000034EB08F88FAEBD6B2952.svg" xlink:type="simple" xlink:show="embed" xlink:actuate="onLoad" loext:mime-type="image/svg+xml">
            <text:p/>
          </draw:image>
          <draw:image xlink:href="Pictures/100002010000023000000280C25E81B011860519.png" xlink:type="simple" xlink:show="embed" xlink:actuate="onLoad" loext:mime-type="image/png"/>
        </draw:frame>
        <draw:custom-shape draw:style-name="gr4" draw:text-style-name="P3" draw:layer="layout" svg:width="5.845cm" svg:height="2.504cm" svg:x="0.686cm" svg:y="12.712cm">
          <text:p text:style-name="P2"><text:span text:style-name="T1">Beautiful Soup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1.113cm" svg:height="1.392cm" draw:transform="rotate (-3.14159265358979) translate (4.221cm 10.259cm)">
            <text:p/>
  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" draw:layer="layout" svg:width="0.804cm" svg:height="0.643cm" svg:x="3.273cm" svg:y="9.249cm">
            <draw:image xlink:href="Pictures/1000030000004225000034EBC7AC1D3DAA0804D7.svg" xlink:type="simple" xlink:show="embed" xlink:actuate="onLoad" loext:mime-type="image/svg+xml">
              <text:p/>
            </draw:image>
            <draw:image xlink:href="Pictures/100002010000031700000278F8D8679C6DB93A2E.png" xlink:type="simple" xlink:show="embed" xlink:actuate="onLoad" loext:mime-type="image/png"/>
          </draw:frame>
        </draw:g>
        <draw:frame draw:style-name="gr7" draw:text-style-name="P7" draw:layer="layout" svg:width="5.453cm" svg:height="0.953cm" svg:x="0.933cm" svg:y="7.806cm">
          <draw:text-box>
            <text:p text:style-name="P2"><text:span text:style-name="T1">Fanart.TV</text:span></text:p>
          </draw:text-box>
        </draw:frame>
        <draw:g>
          <draw:custom-shape draw:style-name="gr18" draw:text-style-name="P4" draw:layer="layout" svg:width="1.112cm" svg:height="1.392cm" draw:transform="rotate (-3.14159265358979) translate (12.439cm 4.487cm)">
            <text:p/>
            <draw:enhanced-geometry svg:viewBox="0 0 21600 21600" draw:glue-points="10800 0 0 10800 10800 21600 21600 10800" draw:text-areas="0 0 21600 ?f11" draw:mirror-horizontal="tru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1" draw:layer="layout" svg:width="0.805cm" svg:height="0.644cm" svg:x="11.49cm" svg:y="3.476cm">
            <draw:image xlink:href="Pictures/1000030000004225000034EBC7AC1D3DAA0804D7.svg" xlink:type="simple" xlink:show="embed" xlink:actuate="onLoad" loext:mime-type="image/svg+xml">
              <text:p/>
            </draw:image>
            <draw:image xlink:href="Pictures/100002010000031700000278F8D8679C6DB93A2E.png" xlink:type="simple" xlink:show="embed" xlink:actuate="onLoad" loext:mime-type="image/png"/>
          </draw:frame>
        </draw:g>
        <draw:frame draw:style-name="gr19" draw:text-style-name="P7" draw:layer="layout" svg:width="5.453cm" svg:height="0.954cm" svg:x="9.151cm" svg:y="2.033cm">
          <draw:text-box>
            <text:p text:style-name="P2"><text:span text:style-name="T1">Fanart.TV</text:span></text:p>
          </draw:text-box>
        </draw:frame>
        <draw:line draw:style-name="gr15" draw:text-style-name="P8" draw:layer="layout" svg:x1="12.151cm" svg:y1="5.48cm" svg:x2="12.151cm" svg:y2="4.631cm">
          <text:p/>
        </draw:line>
        <draw:line draw:style-name="gr15" draw:text-style-name="P8" draw:layer="layout" svg:x1="11.574cm" svg:y1="4.63cm" svg:x2="11.574cm" svg:y2="5.479cm">
          <text:p/>
        </draw:line>
        <draw:line draw:style-name="gr15" draw:text-style-name="P8" draw:layer="layout" svg:x1="3.934cm" svg:y1="12.279cm" svg:x2="3.933cm" svg:y2="10.403cm">
          <text:p/>
        </draw:line>
        <draw:line draw:style-name="gr15" draw:text-style-name="P8" draw:layer="layout" svg:x1="3.356cm" svg:y1="10.402cm" svg:x2="3.355cm" svg:y2="12.278cm">
          <text:p/>
        </draw:line>
        <draw:line draw:style-name="gr15" draw:text-style-name="P8" draw:layer="layout" svg:x1="4.079cm" svg:y1="17.331cm" svg:x2="4.078cm" svg:y2="15.455cm">
          <text:p/>
        </draw:line>
        <draw:line draw:style-name="gr15" draw:text-style-name="P8" draw:layer="layout" svg:x1="3.501cm" svg:y1="15.454cm" svg:x2="3.5cm" svg:y2="17.33cm">
          <text:p/>
        </draw:line>
        <draw:frame draw:style-name="gr19" draw:text-style-name="P7" draw:layer="layout" svg:width="5.453cm" svg:height="0.954cm" svg:x="1.27cm" svg:y="0.762cm">
          <draw:text-box>
            <text:p text:style-name="P2"><text:span text:style-name="T1">Phase 1</text:span></text:p>
          </draw:text-box>
        </draw:frame>
        <draw:frame draw:style-name="gr19" draw:text-style-name="P7" draw:layer="layout" svg:width="5.453cm" svg:height="0.954cm" svg:x="15.502cm" svg:y="0.889cm">
          <draw:text-box>
            <text:p text:style-name="P2"><text:span text:style-name="T1">Phas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0%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08:57:33.842000000</meta:creation-date>
    <dc:date>2021-03-24T10:42:46.714000000</dc:date>
    <meta:editing-duration>PT10M29S</meta:editing-duration>
    <meta:editing-cycles>1</meta:editing-cycles>
    <meta:document-statistic meta:object-count="45"/>
    <meta:generator>LibreOffice/6.2.8.2$Windows_X86_64 LibreOffice_project/f82ddfca21ebc1e222a662a32b25c0c9d20169ee</meta:generator>
  </office:meta>
</office:document-meta>
</file>